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2.99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0.7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2.35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385cm" fo:min-width="0.45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21cm" fo:min-width="0cm"/>
    </style:style>
    <style:style style:name="gr7" style:family="graphic" style:parent-style-name="standard">
      <style:graphic-properties svg:stroke-color="#ff4000" draw:fill-color="#ff4000" draw:textarea-horizontal-align="justify" draw:textarea-vertical-align="middle" draw:auto-grow-height="false" fo:min-height="5.465cm" fo:min-width="0cm"/>
    </style:style>
    <style:style style:name="gr8" style:family="graphic" style:parent-style-name="objectwithoutfill">
      <style:graphic-properties svg:stroke-color="#ff4000" draw:marker-end="Arrowheads_20_1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fill-color="#00a933" draw:textarea-horizontal-align="justify" draw:textarea-vertical-align="middle" draw:auto-grow-height="false" fo:min-height="0.385cm" fo:min-width="0cm"/>
    </style:style>
    <style:style style:name="gr11" style:family="graphic" style:parent-style-name="objectwithoutfill">
      <style:graphic-properties svg:stroke-color="#00a933" draw:marker-end="Arrowheads_20_2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2.608cm" fo:min-width="0.135cm"/>
      <style:paragraph-properties style:writing-mode="lr-tb"/>
    </style:style>
    <style:style style:name="gr13" style:family="graphic" style:parent-style-name="objectwithoutfill">
      <style:graphic-properties svg:stroke-color="#800080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3.56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7pt" style:font-size-asian="7pt" style:font-size-complex="7pt"/>
    </style:style>
    <style:style style:name="P5" style:family="paragraph">
      <loext:graphic-properties draw:fill-color="#ff4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-color="#00a933"/>
      <style:paragraph-properties fo:text-align="center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92cm" svg:height="1.905cm" svg:x="2.27cm" svg:y="3.857cm">
          <text:p text:style-name="P1"><text:span text:style-name="T1">Telescope shaf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18cm" svg:height="2.54cm" svg:x="5.762cm" svg:y="3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7.033cm" svg:y="7.985cm">
          <text:p text:style-name="P1"><text:span text:style-name="T2">Motor’s</text:span></text:p>
          <text:p text:style-name="P1"><text:span text:style-name="T2">gearbox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857cm" svg:height="2.54cm" svg:x="8.303cm" svg:y="7.35cm">
          <text:p text:style-name="P1"><text:span text:style-name="T1">Moto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953cm" svg:height="0.635cm" svg:x="6.079cm" svg:y="8.302cm">
          <text:p text:style-name="P1"><text:span text:style-name="T3">Motor’s</text:span></text:p>
          <text:p text:style-name="P1"><text:span text:style-name="T3">shaft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18cm" svg:height="1.271cm" svg:x="5.762cm" svg:y="7.9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001cm" svg:height="5.715cm" svg:x="6.08cm" svg:y="3.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001cm" svg:height="5.715cm" svg:x="5.761cm" svg:y="3.54cm">
          <text:p/>
          <draw:enhanced-geometry svg:viewBox="0 0 21600 21600" draw:mirror-horizontal="true" draw:type="rectangle" draw:enhanced-path="M 0 0 L 21600 0 21600 21600 0 21600 0 0 Z N"/>
        </draw:custom-shape>
        <draw:line draw:style-name="gr8" draw:text-style-name="P6" draw:layer="layout" svg:x1="8.302cm" svg:y1="3.857cm" svg:x2="6.08cm" svg:y2="6.397cm">
          <text:p/>
        </draw:line>
        <draw:frame draw:style-name="gr9" draw:text-style-name="P7" draw:layer="layout" svg:width="7.83cm" svg:height="0.645cm" svg:x="7.985cm" svg:y="3.212cm">
          <draw:text-box>
            <text:p><text:span text:style-name="T4">Elastic material acting as a high frequency filter</text:span></text:p>
          </draw:text-box>
        </draw:frame>
        <draw:custom-shape draw:style-name="gr10" draw:text-style-name="P8" draw:layer="layout" svg:width="0.318cm" svg:height="0.635cm" svg:x="5.444cm" svg:y="8.302cm">
          <text:p/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3.222cm" svg:y1="7.35cm" svg:x2="5.445cm" svg:y2="8.62cm">
          <text:p/>
        </draw:line>
        <draw:frame draw:style-name="gr9" draw:text-style-name="P7" draw:layer="layout" svg:width="2.538cm" svg:height="0.645cm" svg:x="1.637cm" svg:y="6.715cm">
          <draw:text-box>
            <text:p text:style-name="P9"><text:span text:style-name="T4">Optic system</text:span></text:p>
          </draw:text-box>
        </draw:frame>
        <draw:custom-shape draw:style-name="gr12" draw:text-style-name="P4" draw:layer="layout" svg:width="0.635cm" svg:height="2.858cm" svg:x="5.127cm" svg:y="11.159cm">
          <text:p text:style-name="P4"><text:span text:style-name="T3">LASER</text:span>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5.445cm" svg:y1="11.16cm" svg:x2="5.445cm" svg:y2="8.937cm">
          <text:p/>
        </draw:line>
        <draw:line draw:style-name="gr13" draw:text-style-name="P6" draw:layer="layout" svg:x1="3.54cm" svg:y1="11.16cm" svg:x2="5.445cm" svg:y2="8.937cm">
          <text:p/>
        </draw:line>
        <draw:custom-shape draw:style-name="gr14" draw:text-style-name="P10" draw:layer="layout" svg:width="0.318cm" svg:height="3.81cm" draw:transform="rotate (0.752236907609556) translate (1.952cm 9.789cm)">
          <text:p text:style-name="P10"><text:span text:style-name="T4">Photo-sensor</text:span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1.204cm" svg:height="2.411cm" svg:x="7.985cm" svg:y="10.654cm">
          <draw:text-box>
            <text:p><text:span text:style-name="T1">Objective: apply a correction on the motor</text:span></text:p>
            <text:p><text:span text:style-name="T1">(gear periodic error…) before the telescope</text:span></text:p>
            <text:p><text:span text:style-name="T1">Remaining errors + high frequency harmonics</text:span></text:p>
            <text:p><text:span text:style-name="T1">Resulting from the correction are filtered by a mechanical filter</text:span></text:p>
            <text:p><text:span text:style-name="T1">Which is the last element before the telescope’s shaft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30T13:02:52.214662194</meta:creation-date>
    <dc:date>2021-01-30T13:22:37.918476333</dc:date>
    <meta:editing-duration>PT8M50S</meta:editing-duration>
    <meta:editing-cycles>3</meta:editing-cycles>
    <meta:generator>LibreOffice/7.0.2.2$Linux_X86_64 LibreOffice_project/00$Build-2</meta:generator>
    <meta:document-statistic meta:object-count="18"/>
  </office:meta>
</office:document-meta>
</file>